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9ea1" officeooo:paragraph-rsid="000a9ea1"/>
    </style:style>
    <style:style style:name="P2" style:family="paragraph" style:parent-style-name="Standard">
      <style:text-properties officeooo:rsid="000c333e" officeooo:paragraph-rsid="000c333e"/>
    </style:style>
    <style:style style:name="P3" style:family="paragraph" style:parent-style-name="Standard">
      <style:text-properties officeooo:rsid="000daff0" officeooo:paragraph-rsid="000daff0"/>
    </style:style>
    <style:style style:name="P4" style:family="paragraph" style:parent-style-name="Standard">
      <style:text-properties officeooo:rsid="000ebaf8" officeooo:paragraph-rsid="000ebaf8"/>
    </style:style>
    <style:style style:name="P5" style:family="paragraph" style:parent-style-name="Standard">
      <style:text-properties officeooo:rsid="00100927" officeooo:paragraph-rsid="00100927"/>
    </style:style>
    <style:style style:name="P6" style:family="paragraph" style:parent-style-name="Standard">
      <style:text-properties officeooo:rsid="001511b4" officeooo:paragraph-rsid="001511b4"/>
    </style:style>
    <style:style style:name="P7" style:family="paragraph" style:parent-style-name="Standard">
      <style:text-properties officeooo:rsid="00100927" officeooo:paragraph-rsid="00100927"/>
    </style:style>
    <style:style style:name="P8" style:family="paragraph" style:parent-style-name="Standard">
      <style:text-properties officeooo:rsid="00100927" officeooo:paragraph-rsid="00273120"/>
    </style:style>
    <style:style style:name="P9" style:family="paragraph" style:parent-style-name="Standard">
      <style:text-properties officeooo:rsid="00170a19" officeooo:paragraph-rsid="00170a19"/>
    </style:style>
    <style:style style:name="P10" style:family="paragraph" style:parent-style-name="Standard">
      <style:text-properties officeooo:rsid="002635a0" officeooo:paragraph-rsid="002635a0"/>
    </style:style>
    <style:style style:name="P11" style:family="paragraph" style:parent-style-name="Standard">
      <style:text-properties officeooo:rsid="002635a0" officeooo:paragraph-rsid="00273120"/>
    </style:style>
    <style:style style:name="T1" style:family="text">
      <style:text-properties officeooo:rsid="00112c37"/>
    </style:style>
    <style:style style:name="T2" style:family="text">
      <style:text-properties officeooo:rsid="0011974e"/>
    </style:style>
    <style:style style:name="T3" style:family="text">
      <style:text-properties officeooo:rsid="001900b0"/>
    </style:style>
    <style:style style:name="T4" style:family="text">
      <style:text-properties officeooo:rsid="001ad16d"/>
    </style:style>
    <style:style style:name="T5" style:family="text">
      <style:text-properties officeooo:rsid="001af263"/>
    </style:style>
    <style:style style:name="T6" style:family="text">
      <style:text-properties officeooo:rsid="001c01fd"/>
    </style:style>
    <style:style style:name="T7" style:family="text">
      <style:text-properties officeooo:rsid="001ea20d"/>
    </style:style>
    <style:style style:name="T8" style:family="text">
      <style:text-properties officeooo:rsid="00212941"/>
    </style:style>
    <style:style style:name="T9" style:family="text">
      <style:text-properties officeooo:rsid="00225942"/>
    </style:style>
    <style:style style:name="T10" style:family="text">
      <style:text-properties officeooo:rsid="00238c73"/>
    </style:style>
    <style:style style:name="T11" style:family="text">
      <style:text-properties officeooo:rsid="00247ec7"/>
    </style:style>
    <style:style style:name="T12" style:family="text">
      <style:text-properties officeooo:rsid="0025fbb3"/>
    </style:style>
    <style:style style:name="T13" style:family="text">
      <style:text-properties officeooo:rsid="00273120"/>
    </style:style>
    <style:style style:name="T14" style:family="text">
      <style:text-properties officeooo:rsid="0028ee7c"/>
    </style:style>
    <style:style style:name="T15" style:family="text">
      <style:text-properties officeooo:rsid="00292a10"/>
    </style:style>
    <style:style style:name="T16" style:family="text">
      <style:text-properties officeooo:rsid="002a2e81"/>
    </style:style>
    <style:style style:name="T17" style:family="text">
      <style:text-properties officeooo:rsid="002b15ca"/>
    </style:style>
    <style:style style:name="T18" style:family="text">
      <style:text-properties officeooo:rsid="002f0dda"/>
    </style:style>
    <style:style style:name="T19" style:family="text">
      <style:text-properties officeooo:rsid="002f7870"/>
    </style:style>
    <style:style style:name="T20" style:family="text">
      <style:text-properties officeooo:rsid="0030e5cb"/>
    </style:style>
    <style:style style:name="T21" style:family="text">
      <style:text-properties officeooo:rsid="0032a497"/>
    </style:style>
    <style:style style:name="T22" style:family="text">
      <style:text-properties officeooo:rsid="00333b73"/>
    </style:style>
    <style:style style:name="T23" style:family="text">
      <style:text-properties officeooo:rsid="0035cf9a"/>
    </style:style>
    <style:style style:name="T24" style:family="text">
      <style:text-properties officeooo:rsid="003705c5"/>
    </style:style>
    <style:style style:name="T25" style:family="text">
      <style:text-properties officeooo:rsid="00374d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Descrever critérios de avaliação de linguagens de programação </text:p>
      <text:p text:style-name="P1"/>
      <text:p text:style-name="P2">domínios da programação </text:p>
      <text:p text:style-name="P2">-aplicações científicas (máquinas de calcular com alta precisão)</text:p>
      <text:p text:style-name="P2">ex: python </text:p>
      <text:p text:style-name="P2"/>
      <text:p text:style-name="P2">-aplicações comerciais </text:p>
      <text:p text:style-name="P2">ex: CRUD </text:p>
      <text:p text:style-name="P2"/>
      <text:p text:style-name="P2">-aplicações com inteligência artificial </text:p>
      <text:p text:style-name="P2">ex: ciência de dados e de aprendizado de máquina (python)</text:p>
      <text:p text:style-name="P2"/>
      <text:p text:style-name="P3">programação de sistemas </text:p>
      <text:p text:style-name="P4">ex: </text:p>
      <text:p text:style-name="P4"/>
      <text:p text:style-name="P4">programação para web </text:p>
      <text:p text:style-name="P4">-javascript</text:p>
      <text:p text:style-name="P4"/>
      <text:p text:style-name="P4">programação mobile </text:p>
      <text:p text:style-name="P4">ex: linguagnes específicas para tal (flutter)</text:p>
      <text:p text:style-name="P4"/>
      <text:p text:style-name="P5">avaliação de linguagens de programação </text:p>
      <text:p text:style-name="P5">-legibilidade </text:p>
      <text:p text:style-name="P5"><text:tab/><text:span text:style-name="T3">simplicidade: quanto mais simples a linguagem, melhor a legibilidade do código <text:tab/>produzido;</text:span></text:p>
      <text:p text:style-name="P5"><text:tab/><text:span text:style-name="T4">porém, muita simplicidade pode tornar menos legível também;</text:span></text:p>
      <text:p text:style-name="P5">-<text:span text:style-name="T5">ortogonalidade </text:span></text:p>
      <text:p text:style-name="P5"><text:tab/><text:span text:style-name="T5">possibilidade de combinar entre si , construções básicas da linguagem;</text:span></text:p>
      <text:p text:style-name="P5">-<text:span text:style-name="T6">instruções de controle </text:span></text:p>
      <text:p text:style-name="P5"><text:tab/><text:span text:style-name="T7">permitem alteram o fluxo da execução de um programa;</text:span></text:p>
      <text:p text:style-name="P5">-<text:span text:style-name="T8">tipos de estruturas de dados </text:span></text:p>
      <text:p text:style-name="P5"><text:tab/><text:span text:style-name="T9">a linguagem ter uma variedade de tipos de dados hoje em dia é extremamente <text:tab/>importante (string, int, float, boolean, etc…);</text:span></text:p>
      <text:p text:style-name="P5">-<text:span text:style-name="T10">sintaxe </text:span></text:p>
      <text:p text:style-name="P5"><text:tab/><text:span text:style-name="T11">o excesso de regras de sintaxe e de palavras reservadas de uso comum podem prejudicar <text:tab/>o uso da linguagem;</text:span></text:p>
      <text:p text:style-name="P5"><text:tab/></text:p>
      <text:p text:style-name="P5">-facilidade de escrita <text:span text:style-name="T12">(redigibilidade</text:span><text:span text:style-name="T13">)</text:span></text:p>
      <text:p text:style-name="P10">-simplicidade e ortogonalidade</text:p>
      <text:p text:style-name="P11"><text:tab/><text:span text:style-name="T12">se uma linguagem é difícil de ler, então é difícil de escrever </text:span></text:p>
      <text:p text:style-name="P11">-<text:span text:style-name="T14">expressividade </text:span></text:p>
      <text:p text:style-name="P11"><text:tab/><text:span text:style-name="T15">possibilita escrever linhas de códigos de uma forma mais conveniente ao invés de <text:tab/>deselegante;</text:span></text:p>
      <text:p text:style-name="P11"/>
      <text:p text:style-name="P11">-<text:span text:style-name="T16">suporte a abstração </text:span></text:p>
      <text:p text:style-name="P11"><text:tab/><text:span text:style-name="T17">possibilita a facilidade da escrita, abstrair significa focar do que é de fato importante e <text:tab/>imprescindível; </text:span></text:p>
      <text:p text:style-name="P8"/>
      <text:p text:style-name="P8"/>
      <text:p text:style-name="P8"/>
      <text:p text:style-name="P5"><text:soft-page-break/>-<text:span text:style-name="T1">confiabilidade </text:span></text:p>
      <text:p text:style-name="P5">-<text:span text:style-name="T18">verificação de tipos </text:span></text:p>
      <text:p text:style-name="P5"><text:tab/><text:span text:style-name="T19">as linguagens fortemente tipadas, tendem a serem mais confiáveis, pois tendem a geram <text:tab/>menos erros em tempo de execução e/ou compilação;</text:span></text:p>
      <text:p text:style-name="P5">-<text:span text:style-name="T20">tratamento de exceção </text:span></text:p>
      <text:p text:style-name="P5"><text:tab/><text:span text:style-name="T21">são aquelas linguagens que de fato devolvem corretamente um retorno de erro ou <text:tab/>exceção para que este erro seja tratado corretamente ;</text:span></text:p>
      <text:p text:style-name="P5"/>
      <text:p text:style-name="P5">-<text:span text:style-name="T22">aliasing(apelidos)</text:span></text:p>
      <text:p text:style-name="P5"><text:tab/><text:span text:style-name="T23">as linguagens que permitem esse tipo de tratamento, tendem a ser menos confiáveis e <text:tab/>mais perigosas, pois possibilita referenciar a 2 ou mais aliasing a mesma célula de <text:tab/>memória;</text:span></text:p>
      <text:p text:style-name="P5"/>
      <text:p text:style-name="P5">-<text:span text:style-name="T23">legilibilidade e facilidade de escrita </text:span></text:p>
      <text:p text:style-name="P5"><text:tab/><text:span text:style-name="T24">programas de difívil leitura são difíceis de serem escritos também </text:span></text:p>
      <text:p text:style-name="P5"/>
      <text:p text:style-name="P5">-<text:span text:style-name="T2">custo</text:span></text:p>
      <text:p text:style-name="P5">-<text:span text:style-name="T25">(treinamento, escrever programa, compilar o programa, executar o programa, implementar a linguagem, confiabilidade, manutenção)</text:span></text:p>
      <text:p text:style-name="P5"/>
      <text:p text:style-name="P9">domínios da programação: </text:p>
      <text:p text:style-name="P9">-aplicações científicas </text:p>
      <text:p text:style-name="P9">-aplicações comerciais </text:p>
      <text:p text:style-name="P9">-aplicações com IA </text:p>
      <text:p text:style-name="P9">-programação de sistemas </text:p>
      <text:p text:style-name="P9">-programação para web </text:p>
      <text:p text:style-name="P9">-programação mobile </text:p>
      <text:p text:style-name="P9"/>
      <text:p text:style-name="P9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30T13:52:35.172000000</dc:date>
    <meta:editing-duration>PT1H1M42S</meta:editing-duration>
    <meta:editing-cycles>4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53" meta:word-count="332" meta:character-count="2368" meta:non-whitespace-character-count="2032"/>
  </office:meta>
</office:document-meta>
</file>